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st-20</text:p>
          </table:table-cell>
          <table:table-cell office:value-type="string">
            <text:p>0 0.845 </text:p>
          </table:table-cell>
          <table:table-cell office:value-type="float" office:value="0.735">
            <text:p>0.735</text:p>
          </table:table-cell>
          <table:table-cell table:number-columns-repeated="2"/>
          <table:table-cell>
            <draw:frame table:end-cell-address="Sheet1.N16" table:end-x="0.056cm" table:end-y="0.344cm" draw:z-index="0" draw:style-name="gr1" svg:width="16.496cm" svg:height="6.986cm" svg:x="1.625cm" svg:y="0.106cm">
              <draw:object draw:notify-on-update-of-ranges="Sheet1.C1:Sheet1.C1 Sheet1.B1:Sheet1.B1 Sheet1.A1:Sheet1.A1 Sheet1.C1:Sheet1.C1 Sheet1.A2:Sheet1.A2 Sheet1.C2:Sheet1.C2 Sheet1.B2:Sheet1.B2 Sheet1.A3:Sheet1.A3 Sheet1.C3:Sheet1.C3 Sheet1.B3:Sheet1.B3 Sheet1.A4:Sheet1.A4 Sheet1.C4:Sheet1.C4 Sheet1.B4:Sheet1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est-30 </text:p>
          </table:table-cell>
          <table:table-cell office:value-type="string">
            <text:p><text:tab/>0.829</text:p>
          </table:table-cell>
          <table:table-cell table:style-name="ce1" office:value-type="float" office:value="0.762">
            <text:p>0.762</text:p>
          </table:table-cell>
          <table:table-cell table:number-columns-repeated="3"/>
        </table:table-row>
        <table:table-row table:style-name="ro1">
          <table:table-cell office:value-type="string">
            <text:p>Test-40 <text:s/></text:p>
          </table:table-cell>
          <table:table-cell office:value-type="float" office:value="0.917">
            <text:p>0.917</text:p>
          </table:table-cell>
          <table:table-cell office:value-type="float" office:value="0.909">
            <text:p>0.909</text:p>
          </table:table-cell>
          <table:table-cell table:number-columns-repeated="3"/>
        </table:table-row>
        <table:table-row table:style-name="ro1">
          <table:table-cell office:value-type="string">
            <text:p>Test-50 </text:p>
          </table:table-cell>
          <table:table-cell office:value-type="float" office:value="0.878">
            <text:p>0.878</text:p>
          </table:table-cell>
          <table:table-cell office:value-type="float" office:value="0.857">
            <text:p>0.85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0">10/12/2010</text:date>, <text:time>11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h Nadi</meta:initial-creator>
    <meta:creation-date>2010-12-10T10:52:07</meta:creation-date>
    <dc:date>2010-12-10T11:09:50</dc:date>
    <dc:creator>Sarah Nadi</dc:creator>
    <meta:editing-duration>PT00H02M32S</meta:editing-duration>
    <meta:editing-cycles>1</meta:editing-cycles>
    <meta:document-statistic meta:table-count="3" meta:cell-count="12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treat-empty-cells="ignore" chart:spline-order="3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maximum="1" chart:interval-major="0.05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97cm" svg:height="6.987cm" xlink:href=".." chart:class="chart:scatter" chart:style-name="ch1">
        <chart:title svg:x="6.33cm" svg:y="0.14cm" chart:style-name="ch2">
          <text:p>Recall vs Precision</text:p>
        </chart:title>
        <chart:legend chart:legend-position="end" svg:x="14.354cm" svg:y="2.649cm" chart:style-name="ch3"/>
        <chart:plot-area chart:style-name="ch4" table:cell-range-address="Sheet1.A1:Sheet1.C1 Sheet1.A2:Sheet1.A4 Sheet1.C2:Sheet1.C4" chart:data-source-has-labels="both" svg:x="0.317cm" svg:y="0.419cm" svg:width="11.767cm" svg:height="6.566cm">
          <chart:axis chart:dimension="x" chart:name="primary-x" chart:style-name="ch5">
            <chart:title svg:x="6.023cm" svg:y="6.553cm" chart:style-name="ch6">
              <text:p>Recall</text:p>
            </chart:title>
            <chart:categories table:cell-range-address="Sheet1.C1:Sheet1.C1"/>
          </chart:axis>
          <chart:axis chart:dimension="y" chart:name="primary-y" chart:style-name="ch7">
            <chart:title svg:x="0.189cm" svg:y="4.091cm" chart:style-name="ch8">
              <text:p>Precision</text:p>
            </chart:title>
            <chart:grid chart:style-name="ch9" chart:class="major"/>
          </chart:axis>
          <chart:series chart:style-name="ch10" chart:values-cell-range-address="Sheet1.C1:Sheet1.C1" chart:label-cell-address="Sheet1.A1:Sheet1.A1" chart:class="chart:scatter">
            <chart:domain table:cell-range-address="Sheet1.B1:Sheet1.B1"/>
            <chart:data-point/>
          </chart:series>
          <chart:series chart:style-name="ch11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2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3" chart:values-cell-range-address="Sheet1.C4:Sheet1.C4" chart:label-cell-address="Sheet1.A4:Sheet1.A4" chart:class="chart:scatter">
            <chart:domain table:cell-range-address="Sheet1.B4:Sheet1.B4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 text:id="Sheet1.A1:Sheet1.A1">Test-20</text:p>
              </table:table-cell>
              <table:table-cell office:value-type="string">
                <text:p/>
              </table:table-cell>
              <table:table-cell office:value-type="string">
                <text:p text:id="Sheet1.A2:Sheet1.A2">Test-30 </text:p>
              </table:table-cell>
              <table:table-cell office:value-type="string">
                <text:p/>
              </table:table-cell>
              <table:table-cell office:value-type="string">
                <text:p text:id="Sheet1.A3:Sheet1.A3">Test-40  </text:p>
              </table:table-cell>
              <table:table-cell office:value-type="string">
                <text:p/>
              </table:table-cell>
              <table:table-cell office:value-type="string">
                <text:p text:id="Sheet1.A4:Sheet1.A4">Test-50 </text:p>
              </table:table-cell>
            </table:table-row>
          </table:table-header-rows>
          <table:table-rows>
            <table:table-row>
              <table:table-cell office:value-type="string">
                <text:p text:id="Sheet1.C1:Sheet1.C1">0.735</text:p>
              </table:table-cell>
              <table:table-cell office:value-type="float" office:value="1.#NAN">
                <text:p text:id="Sheet1.B1:Sheet1.B1">1.#NAN</text:p>
              </table:table-cell>
              <table:table-cell office:value-type="float" office:value="0.735">
                <text:p text:id="Sheet1.C1:Sheet1.C1">0.735</text:p>
              </table:table-cell>
              <table:table-cell office:value-type="float" office:value="1.#NAN">
                <text:p text:id="Sheet1.B2:Sheet1.B2">1.#NAN</text:p>
              </table:table-cell>
              <table:table-cell office:value-type="float" office:value="0.762">
                <text:p text:id="Sheet1.C2:Sheet1.C2">0.762</text:p>
              </table:table-cell>
              <table:table-cell office:value-type="float" office:value="0.917">
                <text:p text:id="Sheet1.B3:Sheet1.B3">0.917</text:p>
              </table:table-cell>
              <table:table-cell office:value-type="float" office:value="0.909">
                <text:p text:id="Sheet1.C3:Sheet1.C3">0.909</text:p>
              </table:table-cell>
              <table:table-cell office:value-type="float" office:value="0.878">
                <text:p text:id="Sheet1.B4:Sheet1.B4">0.878</text:p>
              </table:table-cell>
              <table:table-cell office:value-type="float" office:value="0.857">
                <text:p text:id="Sheet1.C4:Sheet1.C4">0.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